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11" style:family="table-cell" style:parent-style-name="Default" style:data-style-name="N2">
      <style:text-properties fo:color="#000000"/>
    </style:style>
    <style:style style:name="ce8" style:family="table-cell" style:parent-style-name="Default">
      <style:table-cell-properties fo:background-color="#ed1c24"/>
      <style:text-properties fo:color="#ffffff"/>
    </style:style>
    <style:style style:name="ce10" style:family="table-cell" style:parent-style-name="Default">
      <style:table-cell-properties fo:background-color="#ce181e"/>
      <style:text-properties fo:color="#ffffff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5" style:family="table-cell" style:parent-style-name="Default" style:data-style-name="N2">
      <style:table-cell-properties fo:background-color="#ed1c24"/>
      <style:text-properties fo:color="#ffffff"/>
    </style:style>
    <style:style style:name="ce12" style:family="table-cell" style:parent-style-name="Default" style:data-style-name="N2">
      <style:table-cell-properties fo:background-color="#fff200"/>
      <style:text-properties fo:color="#000000"/>
    </style:style>
    <style:style style:name="ce13" style:family="table-cell" style:parent-style-name="Default" style:data-style-name="N2"/>
    <style:style style:name="ce18" style:family="table-cell" style:parent-style-name="Default">
      <style:text-properties fo:color="#ce181e"/>
    </style:style>
    <style:style style:name="ce5" style:family="table-cell" style:parent-style-name="Default">
      <style:text-properties fo:color="#000000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3.67mm" svg:height="108.64mm" svg:x="194.58mm" svg:y="7.69mm">
            <draw:object draw:notify-on-update-of-ranges="Sheet1.B18:Sheet1.G18 Sheet1.B40:Sheet1.G40 Sheet1.B62:Sheet1.G62 Sheet1.B84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94mm" svg:height="131.02mm" svg:x="193.82mm" svg:y="117.87mm">
            <draw:object draw:notify-on-update-of-ranges="Sheet1.B19:Sheet1.G19 Sheet1.B63:Sheet1.G63 Sheet1.B41:Sheet1.G41 Sheet1.B85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3.78mm" svg:height="137.12mm" svg:x="192.18mm" svg:y="253.34mm">
            <draw:object draw:notify-on-update-of-ranges="Sheet1.B20:Sheet1.G20 Sheet1.B64:Sheet1.G64 Sheet1.B42:Sheet1.G42 Sheet1.B86:Sheet1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4.8mm" svg:height="143.32mm" svg:x="190.52mm" svg:y="400.77mm">
            <draw:object draw:notify-on-update-of-ranges="Sheet1.B21:Sheet1.G21 Sheet1.B43:Sheet1.G43 Sheet1.B65:Sheet1.G65 Sheet1.B87:Sheet1.G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3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8516136.254406" calcext:value-type="float">
            <text:p>118516136.254406</text:p>
          </table:table-cell>
          <table:table-cell table:style-name="ce4" office:value-type="float" office:value="112214169.294359" calcext:value-type="float">
            <text:p>112214169.294359</text:p>
          </table:table-cell>
          <table:table-cell table:style-name="ce4" office:value-type="float" office:value="116682071.408645" calcext:value-type="float">
            <text:p>116682071.408645</text:p>
          </table:table-cell>
          <table:table-cell table:style-name="ce4" office:value-type="float" office:value="109669261.126843" calcext:value-type="float">
            <text:p>109669261.126843</text:p>
          </table:table-cell>
          <table:table-cell table:style-name="ce4" office:value-type="float" office:value="115115757.298036" calcext:value-type="float">
            <text:p>115115757.298036</text:p>
          </table:table-cell>
          <table:table-cell table:style-name="ce4" office:value-type="float" office:value="117623409.848751" calcext:value-type="float">
            <text:p>117623409.848751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413491.606079" calcext:value-type="float">
            <text:p>107413491.606079</text:p>
          </table:table-cell>
          <table:table-cell table:style-name="ce4" office:value-type="float" office:value="107342105.867232" calcext:value-type="float">
            <text:p>107342105.867232</text:p>
          </table:table-cell>
          <table:table-cell table:style-name="ce4" office:value-type="float" office:value="105083603.912513" calcext:value-type="float">
            <text:p>105083603.912513</text:p>
          </table:table-cell>
          <table:table-cell table:style-name="ce4" office:value-type="float" office:value="102238647.451201" calcext:value-type="float">
            <text:p>102238647.451201</text:p>
          </table:table-cell>
          <table:table-cell table:style-name="ce4" office:value-type="float" office:value="106379935.984749" calcext:value-type="float">
            <text:p>106379935.984749</text:p>
          </table:table-cell>
          <table:table-cell table:style-name="ce4" office:value-type="float" office:value="110379760.860923" calcext:value-type="float">
            <text:p>110379760.860923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C25]-[.C26])/[.C25])*100" office:value-type="float" office:value="5.31749662034721" calcext:value-type="float">
            <text:p>5.32</text:p>
          </table:table-cell>
          <table:table-cell table:style-name="ce11" table:formula="of:=(([.D25]-[.D26])/[.D25])*100" office:value-type="float" office:value="2.99064413524281" calcext:value-type="float">
            <text:p>2.99</text:p>
          </table:table-cell>
          <table:table-cell table:style-name="ce11" table:formula="of:=(([.E25]-[.E26])/[.E25])*100" office:value-type="float" office:value="8.36163990349519" calcext:value-type="float">
            <text:p>8.36</text:p>
          </table:table-cell>
          <table:table-cell table:style-name="ce11" table:formula="of:=(([.F25]-[.F26])/[.F25])*100" office:value-type="float" office:value="6.89526892565789" calcext:value-type="float">
            <text:p>6.9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/>
          <table:table-cell table:style-name="ce11"/>
          <table:table-cell table:number-columns-repeated="6"/>
          <table:table-cell table:style-name="ce11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 table:style-name="ce18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8060831.266344" calcext:value-type="float">
            <text:p>118060831.266344</text:p>
          </table:table-cell>
          <table:table-cell table:style-name="ce4" office:value-type="float" office:value="113006740.484604" calcext:value-type="float">
            <text:p>113006740.484604</text:p>
          </table:table-cell>
          <table:table-cell table:style-name="ce4" office:value-type="float" office:value="117304856.968518" calcext:value-type="float">
            <text:p>117304856.968518</text:p>
          </table:table-cell>
          <table:table-cell table:style-name="ce4" office:value-type="float" office:value="112684925.445101" calcext:value-type="float">
            <text:p>112684925.445101</text:p>
          </table:table-cell>
          <table:table-cell table:style-name="ce4" office:value-type="float" office:value="113641378.488124" calcext:value-type="float">
            <text:p>113641378.488124</text:p>
          </table:table-cell>
          <table:table-cell table:style-name="ce4" office:value-type="float" office:value="113622876.247535" calcext:value-type="float">
            <text:p>113622876.24753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9377223.36932" calcext:value-type="float">
            <text:p>109377223.36932</text:p>
          </table:table-cell>
          <table:table-cell table:style-name="ce4" office:value-type="float" office:value="107785756.571118" calcext:value-type="float">
            <text:p>107785756.571118</text:p>
          </table:table-cell>
          <table:table-cell table:style-name="ce4" office:value-type="float" office:value="105898711.638493" calcext:value-type="float">
            <text:p>105898711.638493</text:p>
          </table:table-cell>
          <table:table-cell table:style-name="ce4" office:value-type="float" office:value="103911944.197903" calcext:value-type="float">
            <text:p>103911944.197903</text:p>
          </table:table-cell>
          <table:table-cell table:style-name="ce4" office:value-type="float" office:value="103064553.943644" calcext:value-type="float">
            <text:p>103064553.943644</text:p>
          </table:table-cell>
          <table:table-cell table:style-name="ce4" office:value-type="float" office:value="113622876.247535" calcext:value-type="float">
            <text:p>113622876.247535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9]-[.B10])/[.B9])*100" office:value-type="float" office:value="7.35519799740683" calcext:value-type="float">
            <text:p>7.36</text:p>
          </table:table-cell>
          <table:table-cell table:style-name="ce11" table:formula="of:=(([.C9]-[.C10])/[.C9])*100" office:value-type="float" office:value="4.62006415820595" calcext:value-type="float">
            <text:p>4.62</text:p>
          </table:table-cell>
          <table:table-cell table:style-name="ce11" table:formula="of:=(([.D9]-[.D10])/[.D9])*100" office:value-type="float" office:value="9.72350644704009" calcext:value-type="float">
            <text:p>9.72</text:p>
          </table:table-cell>
          <table:table-cell table:style-name="ce11" table:formula="of:=(([.E9]-[.E10])/[.E9])*100" office:value-type="float" office:value="7.78540804153267" calcext:value-type="float">
            <text:p>7.79</text:p>
          </table:table-cell>
          <table:table-cell table:style-name="ce11" table:formula="of:=(([.F9]-[.F10])/[.F9])*100" office:value-type="float" office:value="9.30719486615988" calcext:value-type="float">
            <text:p>9.31</text:p>
          </table:table-cell>
          <table:table-cell table:style-name="ce11" table:formula="of:=(([.G9]-[.G10])/[.G9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5083238.751965" calcext:value-type="float">
            <text:p>115083238.751965</text:p>
          </table:table-cell>
          <table:table-cell table:style-name="ce4" office:value-type="float" office:value="113213942.039004" calcext:value-type="float">
            <text:p>113213942.039004</text:p>
          </table:table-cell>
          <table:table-cell table:style-name="ce4" office:value-type="float" office:value="113750563.55825" calcext:value-type="float">
            <text:p>113750563.55825</text:p>
          </table:table-cell>
          <table:table-cell table:style-name="ce4" office:value-type="float" office:value="114944054.1722" calcext:value-type="float">
            <text:p>114944054.1722</text:p>
          </table:table-cell>
          <table:table-cell table:style-name="ce4" office:value-type="float" office:value="114097346.236953" calcext:value-type="float">
            <text:p>114097346.236953</text:p>
          </table:table-cell>
          <table:table-cell table:style-name="ce4" office:value-type="float" office:value="113541458.602853" calcext:value-type="float">
            <text:p>113541458.60285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974585.067961" calcext:value-type="float">
            <text:p>105974585.067961</text:p>
          </table:table-cell>
          <table:table-cell table:style-name="ce4" office:value-type="float" office:value="103855044.748212" calcext:value-type="float">
            <text:p>103855044.748212</text:p>
          </table:table-cell>
          <table:table-cell table:style-name="ce4" office:value-type="float" office:value="108091441.018502" calcext:value-type="float">
            <text:p>108091441.018502</text:p>
          </table:table-cell>
          <table:table-cell table:style-name="ce4" office:value-type="float" office:value="102105318.411183" calcext:value-type="float">
            <text:p>102105318.411183</text:p>
          </table:table-cell>
          <table:table-cell table:style-name="ce4" office:value-type="float" office:value="105745171.361137" calcext:value-type="float">
            <text:p>105745171.361137</text:p>
          </table:table-cell>
          <table:table-cell table:style-name="ce4" office:value-type="float" office:value="113541458.602853" calcext:value-type="float">
            <text:p>113541458.602853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15]-[.B16])/[.B15])*100" office:value-type="float" office:value="7.91483953943594" calcext:value-type="float">
            <text:p>7.91</text:p>
          </table:table-cell>
          <table:table-cell table:style-name="ce11" table:formula="of:=(([.C15]-[.C16])/[.C15])*100" office:value-type="float" office:value="8.26655897872341" calcext:value-type="float">
            <text:p>8.27</text:p>
          </table:table-cell>
          <table:table-cell table:style-name="ce11" table:formula="of:=(([.D15]-[.D16])/[.D15])*100" office:value-type="float" office:value="4.9750281341244" calcext:value-type="float">
            <text:p>4.98</text:p>
          </table:table-cell>
          <table:table-cell table:style-name="ce11" table:formula="of:=(([.E15]-[.E16])/[.E15])*100" office:value-type="float" office:value="11.1695518776317" calcext:value-type="float">
            <text:p>11.17</text:p>
          </table:table-cell>
          <table:table-cell table:style-name="ce11" table:formula="of:=(([.F15]-[.F16])/[.F15])*100" office:value-type="float" office:value="7.32021834975068" calcext:value-type="float">
            <text:p>7.32</text:p>
          </table:table-cell>
          <table:table-cell table:style-name="ce11" table:formula="of:=(([.G15]-[.G16])/[.G15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2];[.B8];[.B14])" office:value-type="float" office:value="81.3333333333333" calcext:value-type="float">
            <text:p>81.33</text:p>
          </table:table-cell>
          <table:table-cell table:style-name="ce15" table:formula="of:=AVERAGE([.C2];[.C8];[.C14])" office:value-type="float" office:value="90" calcext:value-type="float">
            <text:p>90.00</text:p>
          </table:table-cell>
          <table:table-cell table:style-name="ce15" table:formula="of:=AVERAGE([.D2];[.D8];[.D14])" office:value-type="float" office:value="83" calcext:value-type="float">
            <text:p>83.00</text:p>
          </table:table-cell>
          <table:table-cell table:style-name="ce15" table:formula="of:=AVERAGE([.E2];[.E8];[.E14])" office:value-type="float" office:value="103.666666666667" calcext:value-type="float">
            <text:p>103.67</text:p>
          </table:table-cell>
          <table:table-cell table:style-name="ce15" table:formula="of:=AVERAGE([.F2];[.F8];[.F14])" office:value-type="float" office:value="104.666666666667" calcext:value-type="float">
            <text:p>104.67</text:p>
          </table:table-cell>
          <table:table-cell table:style-name="ce15" table:formula="of:=AVERAGE([.G2];[.G8];[.G14])" office:value-type="float" office:value="85" calcext:value-type="float">
            <text:p>85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4];[.B10];[.B16])" office:value-type="float" office:value="107588433.347787" calcext:value-type="float">
            <text:p>107588433.347787</text:p>
          </table:table-cell>
          <table:table-cell table:style-name="ce8" table:formula="of:=AVERAGE([.C4];[.C10];[.C16])" office:value-type="float" office:value="106327635.728854" calcext:value-type="float">
            <text:p>106327635.728854</text:p>
          </table:table-cell>
          <table:table-cell table:style-name="ce8" table:formula="of:=AVERAGE([.D4];[.D10];[.D16])" office:value-type="float" office:value="106357918.856503" calcext:value-type="float">
            <text:p>106357918.856503</text:p>
          </table:table-cell>
          <table:table-cell table:style-name="ce8" table:formula="of:=AVERAGE([.E4];[.E10];[.E16])" office:value-type="float" office:value="102751970.020096" calcext:value-type="float">
            <text:p>102751970.020096</text:p>
          </table:table-cell>
          <table:table-cell table:style-name="ce8" table:formula="of:=AVERAGE([.F4];[.F10];[.F16])" office:value-type="float" office:value="105063220.429843" calcext:value-type="float">
            <text:p>105063220.429843</text:p>
          </table:table-cell>
          <table:table-cell table:style-name="ce8" table:formula="of:=AVERAGE([.G4];[.G10];[.G16])" office:value-type="float" office:value="112514698.570437" calcext:value-type="float">
            <text:p>112514698.570437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5];[.B11];[.B17])" office:value-type="float" office:value="6.86251138572999" calcext:value-type="float">
            <text:p>6.86251138572999</text:p>
          </table:table-cell>
          <table:table-cell table:style-name="ce8" table:formula="of:=AVERAGE([.C5];[.C11];[.C17])" office:value-type="float" office:value="5.29242242405739" calcext:value-type="float">
            <text:p>5.29242242405739</text:p>
          </table:table-cell>
          <table:table-cell table:style-name="ce8" table:formula="of:=AVERAGE([.D5];[.D11];[.D17])" office:value-type="float" office:value="7.68672482821989" calcext:value-type="float">
            <text:p>7.68672482821989</text:p>
          </table:table-cell>
          <table:table-cell table:style-name="ce8" table:formula="of:=AVERAGE([.E5];[.E11];[.E17])" office:value-type="float" office:value="8.61674294827409" calcext:value-type="float">
            <text:p>8.61674294827409</text:p>
          </table:table-cell>
          <table:table-cell table:style-name="ce8" table:formula="of:=AVERAGE([.F5];[.F11];[.F17])" office:value-type="float" office:value="5.54247107197019" calcext:value-type="float">
            <text:p>5.54247107197019</text:p>
          </table:table-cell>
          <table:table-cell table:style-name="ce8" table:formula="of:=AVERAGE([.G5];[.G11];[.G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Median Best</text:p>
          </table:table-cell>
          <table:table-cell table:style-name="ce10" table:formula="of:=MEDIAN([.B4];[.B10];[.B16])" office:value-type="float" office:value="107413491.606079" calcext:value-type="float">
            <text:p>107413491.606079</text:p>
          </table:table-cell>
          <table:table-cell table:style-name="ce10" table:formula="of:=MEDIAN([.C4];[.C10];[.C16])" office:value-type="float" office:value="107342105.867232" calcext:value-type="float">
            <text:p>107342105.867232</text:p>
          </table:table-cell>
          <table:table-cell table:style-name="ce10" table:formula="of:=MEDIAN([.D4];[.D10];[.D16])" office:value-type="float" office:value="105898711.638493" calcext:value-type="float">
            <text:p>105898711.638493</text:p>
          </table:table-cell>
          <table:table-cell table:style-name="ce10" table:formula="of:=MEDIAN([.E4];[.E10];[.E16])" office:value-type="float" office:value="102238647.451201" calcext:value-type="float">
            <text:p>102238647.451201</text:p>
          </table:table-cell>
          <table:table-cell table:style-name="ce10" table:formula="of:=MEDIAN([.F4];[.F10];[.F16])" office:value-type="float" office:value="105745171.361137" calcext:value-type="float">
            <text:p>105745171.361137</text:p>
          </table:table-cell>
          <table:table-cell table:style-name="ce10" table:formula="of:=MEDIAN([.G4];[.G10];[.G16])" office:value-type="float" office:value="113541458.602853" calcext:value-type="float">
            <text:p>113541458.60285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opulation 400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2417747.719088" calcext:value-type="float">
            <text:p>112417747.719088</text:p>
          </table:table-cell>
          <table:table-cell table:style-name="ce4" office:value-type="float" office:value="113042439.229637" calcext:value-type="float">
            <text:p>113042439.229637</text:p>
          </table:table-cell>
          <table:table-cell table:style-name="ce4" office:value-type="float" office:value="110635011.440616" calcext:value-type="float">
            <text:p>110635011.440616</text:p>
          </table:table-cell>
          <table:table-cell table:style-name="ce4" office:value-type="float" office:value="113651135.732677" calcext:value-type="float">
            <text:p>113651135.732677</text:p>
          </table:table-cell>
          <table:table-cell table:style-name="ce4" office:value-type="float" office:value="113929621.250711" calcext:value-type="float">
            <text:p>113929621.250711</text:p>
          </table:table-cell>
          <table:table-cell table:style-name="ce4" office:value-type="float" office:value="103969520.450204" calcext:value-type="float">
            <text:p>103969520.45020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212251.60928" calcext:value-type="float">
            <text:p>105212251.60928</text:p>
          </table:table-cell>
          <table:table-cell table:style-name="ce4" office:value-type="float" office:value="107031411.344043" calcext:value-type="float">
            <text:p>107031411.344043</text:p>
          </table:table-cell>
          <table:table-cell table:style-name="ce4" office:value-type="float" office:value="107326311.959442" calcext:value-type="float">
            <text:p>107326311.959442</text:p>
          </table:table-cell>
          <table:table-cell table:style-name="ce4" office:value-type="float" office:value="104148037.016478" calcext:value-type="float">
            <text:p>104148037.016478</text:p>
          </table:table-cell>
          <table:table-cell table:style-name="ce4" office:value-type="float" office:value="106073867.479491" calcext:value-type="float">
            <text:p>106073867.479491</text:p>
          </table:table-cell>
          <table:table-cell table:style-name="ce4" office:value-type="float" office:value="103969520.450204" calcext:value-type="float">
            <text:p>103969520.45020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25]-[.B26])/[.B25])*100" office:value-type="float" office:value="6.40957166995842" calcext:value-type="float">
            <text:p>6.41</text:p>
          </table:table-cell>
          <table:table-cell table:style-name="ce11" table:formula="of:=(([.C25]-[.C26])/[.C25])*100" office:value-type="float" office:value="5.31749662034721" calcext:value-type="float">
            <text:p>5.32</text:p>
          </table:table-cell>
          <table:table-cell table:style-name="ce11" table:formula="of:=(([.D25]-[.D26])/[.D25])*100" office:value-type="float" office:value="2.99064413524281" calcext:value-type="float">
            <text:p>2.99</text:p>
          </table:table-cell>
          <table:table-cell table:style-name="ce11" table:formula="of:=(([.E25]-[.E26])/[.E25])*100" office:value-type="float" office:value="8.36163990349519" calcext:value-type="float">
            <text:p>8.36</text:p>
          </table:table-cell>
          <table:table-cell table:style-name="ce11" table:formula="of:=(([.F25]-[.F26])/[.F25])*100" office:value-type="float" office:value="6.89526892565789" calcext:value-type="float">
            <text:p>6.9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330" calcext:value-type="float">
            <text:p>330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4751955.700564" calcext:value-type="float">
            <text:p>114751955.700564</text:p>
          </table:table-cell>
          <table:table-cell table:style-name="ce4" office:value-type="float" office:value="112727272.441765" calcext:value-type="float">
            <text:p>112727272.441765</text:p>
          </table:table-cell>
          <table:table-cell table:style-name="ce4" office:value-type="float" office:value="112895540.416524" calcext:value-type="float">
            <text:p>112895540.416524</text:p>
          </table:table-cell>
          <table:table-cell table:style-name="ce4" office:value-type="float" office:value="112751504.593938" calcext:value-type="float">
            <text:p>112751504.593938</text:p>
          </table:table-cell>
          <table:table-cell table:style-name="ce4" office:value-type="float" office:value="111786116.52312" calcext:value-type="float">
            <text:p>111786116.52312</text:p>
          </table:table-cell>
          <table:table-cell table:style-name="ce4" office:value-type="float" office:value="111420047.878221" calcext:value-type="float">
            <text:p>111420047.8782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838523.110438" calcext:value-type="float">
            <text:p>105838523.110438</text:p>
          </table:table-cell>
          <table:table-cell table:style-name="ce4" office:value-type="float" office:value="107516834.247219" calcext:value-type="float">
            <text:p>107516834.247219</text:p>
          </table:table-cell>
          <table:table-cell table:style-name="ce4" office:value-type="float" office:value="105250543.336285" calcext:value-type="float">
            <text:p>105250543.336285</text:p>
          </table:table-cell>
          <table:table-cell table:style-name="ce4" office:value-type="float" office:value="103083783.241637" calcext:value-type="float">
            <text:p>103083783.241637</text:p>
          </table:table-cell>
          <table:table-cell table:style-name="ce4" office:value-type="float" office:value="107281030.058383" calcext:value-type="float">
            <text:p>107281030.058383</text:p>
          </table:table-cell>
          <table:table-cell table:style-name="ce4" office:value-type="float" office:value="111420047.878221" calcext:value-type="float">
            <text:p>111420047.87822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31]-[.B32])/[.B31])*100" office:value-type="float" office:value="7.76756486258489" calcext:value-type="float">
            <text:p>7.77</text:p>
          </table:table-cell>
          <table:table-cell table:style-name="ce11" table:formula="of:=(([.C31]-[.C32])/[.C31])*100" office:value-type="float" office:value="4.6221629262233" calcext:value-type="float">
            <text:p>4.62</text:p>
          </table:table-cell>
          <table:table-cell table:style-name="ce11" table:formula="of:=(([.D31]-[.D32])/[.D31])*100" office:value-type="float" office:value="6.7717440848709" calcext:value-type="float">
            <text:p>6.77</text:p>
          </table:table-cell>
          <table:table-cell table:style-name="ce11" table:formula="of:=(([.E31]-[.E32])/[.E31])*100" office:value-type="float" office:value="8.57436127980572" calcext:value-type="float">
            <text:p>8.57</text:p>
          </table:table-cell>
          <table:table-cell table:style-name="ce11" table:formula="of:=(([.F31]-[.F32])/[.F31])*100" office:value-type="float" office:value="4.03009479607894" calcext:value-type="float">
            <text:p>4.03</text:p>
          </table:table-cell>
          <table:table-cell table:style-name="ce11" table:formula="of:=(([.G31]-[.G32])/[.G31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331" calcext:value-type="float">
            <text:p>331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44" calcext:value-type="float">
            <text:p>14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09588695.229175" calcext:value-type="float">
            <text:p>109588695.229175</text:p>
          </table:table-cell>
          <table:table-cell table:style-name="ce4" office:value-type="float" office:value="115241406.242103" calcext:value-type="float">
            <text:p>115241406.242103</text:p>
          </table:table-cell>
          <table:table-cell table:style-name="ce4" office:value-type="float" office:value="115178103.830113" calcext:value-type="float">
            <text:p>115178103.830113</text:p>
          </table:table-cell>
          <table:table-cell table:style-name="ce4" office:value-type="float" office:value="112430128.269765" calcext:value-type="float">
            <text:p>112430128.269765</text:p>
          </table:table-cell>
          <table:table-cell table:style-name="ce4" office:value-type="float" office:value="114851693.531101" calcext:value-type="float">
            <text:p>114851693.531101</text:p>
          </table:table-cell>
          <table:table-cell table:style-name="ce4" office:value-type="float" office:value="113937591.431921" calcext:value-type="float">
            <text:p>113937591.4319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702908.886647" calcext:value-type="float">
            <text:p>106702908.886647</text:p>
          </table:table-cell>
          <table:table-cell table:style-name="ce4" office:value-type="float" office:value="105143482.831629" calcext:value-type="float">
            <text:p>105143482.831629</text:p>
          </table:table-cell>
          <table:table-cell table:style-name="ce4" office:value-type="float" office:value="105691803.180733" calcext:value-type="float">
            <text:p>105691803.180733</text:p>
          </table:table-cell>
          <table:table-cell table:style-name="ce4" office:value-type="float" office:value="104137750.576252" calcext:value-type="float">
            <text:p>104137750.576252</text:p>
          </table:table-cell>
          <table:table-cell table:style-name="ce4" office:value-type="float" office:value="106582439.399674" calcext:value-type="float">
            <text:p>106582439.399674</text:p>
          </table:table-cell>
          <table:table-cell table:style-name="ce4" office:value-type="float" office:value="113937591.431921" calcext:value-type="float">
            <text:p>113937591.43192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37]-[.B38])/[.B37])*100" office:value-type="float" office:value="2.63328834830378" calcext:value-type="float">
            <text:p>2.63</text:p>
          </table:table-cell>
          <table:table-cell table:style-name="ce11" table:formula="of:=(([.C37]-[.C38])/[.C37])*100" office:value-type="float" office:value="8.76240905049349" calcext:value-type="float">
            <text:p>8.76</text:p>
          </table:table-cell>
          <table:table-cell table:style-name="ce11" table:formula="of:=(([.D37]-[.D38])/[.D37])*100" office:value-type="float" office:value="8.23620144274318" calcext:value-type="float">
            <text:p>8.24</text:p>
          </table:table-cell>
          <table:table-cell table:style-name="ce11" table:formula="of:=(([.E37]-[.E38])/[.E37])*100" office:value-type="float" office:value="7.37558323656473" calcext:value-type="float">
            <text:p>7.38</text:p>
          </table:table-cell>
          <table:table-cell table:style-name="ce11" table:formula="of:=(([.F37]-[.F38])/[.F37])*100" office:value-type="float" office:value="7.19994096489988" calcext:value-type="float">
            <text:p>7.20</text:p>
          </table:table-cell>
          <table:table-cell table:style-name="ce11" table:formula="of:=(([.G37]-[.G38])/[.G37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24];[.B30];[.B36])" office:value-type="float" office:value="330.333333333333" calcext:value-type="float">
            <text:p>330.33</text:p>
          </table:table-cell>
          <table:table-cell table:style-name="ce15" table:formula="of:=AVERAGE([.C24];[.C30];[.C36])" office:value-type="float" office:value="120" calcext:value-type="float">
            <text:p>120.00</text:p>
          </table:table-cell>
          <table:table-cell table:style-name="ce15" table:formula="of:=AVERAGE([.D24];[.D30];[.D36])" office:value-type="float" office:value="355.333333333333" calcext:value-type="float">
            <text:p>355.33</text:p>
          </table:table-cell>
          <table:table-cell table:style-name="ce15" table:formula="of:=AVERAGE([.E24];[.E30];[.E36])" office:value-type="float" office:value="145" calcext:value-type="float">
            <text:p>145.00</text:p>
          </table:table-cell>
          <table:table-cell table:style-name="ce15" table:formula="of:=AVERAGE([.F24];[.F30];[.F36])" office:value-type="float" office:value="148.666666666667" calcext:value-type="float">
            <text:p>148.67</text:p>
          </table:table-cell>
          <table:table-cell table:style-name="ce15" table:formula="of:=AVERAGE([.G24];[.G30];[.G36])" office:value-type="float" office:value="393.666666666667" calcext:value-type="float">
            <text:p>393.67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26];[.B32];[.B38])" office:value-type="float" office:value="105917894.535455" calcext:value-type="float">
            <text:p>105917894.535455</text:p>
          </table:table-cell>
          <table:table-cell table:style-name="ce8" table:formula="of:=AVERAGE([.C26];[.C32];[.C38])" office:value-type="float" office:value="106563909.474297" calcext:value-type="float">
            <text:p>106563909.474297</text:p>
          </table:table-cell>
          <table:table-cell table:style-name="ce8" table:formula="of:=AVERAGE([.D26];[.D32];[.D38])" office:value-type="float" office:value="106089552.825487" calcext:value-type="float">
            <text:p>106089552.825487</text:p>
          </table:table-cell>
          <table:table-cell table:style-name="ce8" table:formula="of:=AVERAGE([.E26];[.E32];[.E38])" office:value-type="float" office:value="103789856.944789" calcext:value-type="float">
            <text:p>103789856.944789</text:p>
          </table:table-cell>
          <table:table-cell table:style-name="ce8" table:formula="of:=AVERAGE([.F26];[.F32];[.F38])" office:value-type="float" office:value="106645778.979183" calcext:value-type="float">
            <text:p>106645778.979183</text:p>
          </table:table-cell>
          <table:table-cell table:style-name="ce8" table:formula="of:=AVERAGE([.G26];[.G32];[.G38])" office:value-type="float" office:value="109775719.920115" calcext:value-type="float">
            <text:p>109775719.920115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27];[.B33];[.B39])" office:value-type="float" office:value="5.60347496028237" calcext:value-type="float">
            <text:p>5.60347496028237</text:p>
          </table:table-cell>
          <table:table-cell table:style-name="ce8" table:formula="of:=AVERAGE([.C27];[.C33];[.C39])" office:value-type="float" office:value="6.234022865688" calcext:value-type="float">
            <text:p>6.234022865688</text:p>
          </table:table-cell>
          <table:table-cell table:style-name="ce8" table:formula="of:=AVERAGE([.D27];[.D33];[.D39])" office:value-type="float" office:value="5.99952988761896" calcext:value-type="float">
            <text:p>5.99952988761896</text:p>
          </table:table-cell>
          <table:table-cell table:style-name="ce8" table:formula="of:=AVERAGE([.E27];[.E33];[.E39])" office:value-type="float" office:value="8.10386147328854" calcext:value-type="float">
            <text:p>8.10386147328854</text:p>
          </table:table-cell>
          <table:table-cell table:style-name="ce8" table:formula="of:=AVERAGE([.F27];[.F33];[.F39])" office:value-type="float" office:value="6.0417682288789" calcext:value-type="float">
            <text:p>6.0417682288789</text:p>
          </table:table-cell>
          <table:table-cell table:style-name="ce8" table:formula="of:=AVERAGE([.G27];[.G33];[.G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Median Best</text:p>
          </table:table-cell>
          <table:table-cell table:style-name="ce10" table:formula="of:=MEDIAN([.B26];[.B32];[.B38])" office:value-type="float" office:value="105838523.110438" calcext:value-type="float">
            <text:p>105838523.110438</text:p>
          </table:table-cell>
          <table:table-cell table:style-name="ce10" table:formula="of:=MEDIAN([.C26];[.C32];[.C38])" office:value-type="float" office:value="107031411.344043" calcext:value-type="float">
            <text:p>107031411.344043</text:p>
          </table:table-cell>
          <table:table-cell table:style-name="ce10" table:formula="of:=MEDIAN([.D26];[.D32];[.D38])" office:value-type="float" office:value="105691803.180733" calcext:value-type="float">
            <text:p>105691803.180733</text:p>
          </table:table-cell>
          <table:table-cell table:style-name="ce10" table:formula="of:=MEDIAN([.E26];[.E32];[.E38])" office:value-type="float" office:value="104137750.576252" calcext:value-type="float">
            <text:p>104137750.576252</text:p>
          </table:table-cell>
          <table:table-cell table:style-name="ce10" table:formula="of:=MEDIAN([.F26];[.F32];[.F38])" office:value-type="float" office:value="106582439.399674" calcext:value-type="float">
            <text:p>106582439.399674</text:p>
          </table:table-cell>
          <table:table-cell table:style-name="ce10" table:formula="of:=MEDIAN([.G26];[.G32];[.G38])" office:value-type="float" office:value="111420047.878221" calcext:value-type="float">
            <text:p>111420047.8782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opulation 100</text:p>
          </table:table-cell>
          <table:table-cell table:style-name="ce3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5" calcext:value-type="float">
            <text:p>85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5066133.803945" calcext:value-type="float">
            <text:p>115066133.803945</text:p>
          </table:table-cell>
          <table:table-cell table:style-name="ce4" office:value-type="float" office:value="116531213.791804" calcext:value-type="float">
            <text:p>116531213.791804</text:p>
          </table:table-cell>
          <table:table-cell table:style-name="ce4" office:value-type="float" office:value="114361419.754012" calcext:value-type="float">
            <text:p>114361419.754012</text:p>
          </table:table-cell>
          <table:table-cell table:style-name="ce4" office:value-type="float" office:value="117186766.379552" calcext:value-type="float">
            <text:p>117186766.379552</text:p>
          </table:table-cell>
          <table:table-cell table:style-name="ce4" office:value-type="float" office:value="113331728.138371" calcext:value-type="float">
            <text:p>113331728.138371</text:p>
          </table:table-cell>
          <table:table-cell table:style-name="ce4" office:value-type="float" office:value="115239894.736733" calcext:value-type="float">
            <text:p>115239894.736733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675170.608251" calcext:value-type="float">
            <text:p>105675170.608251</text:p>
          </table:table-cell>
          <table:table-cell table:style-name="ce4" office:value-type="float" office:value="107747987.744319" calcext:value-type="float">
            <text:p>107747987.744319</text:p>
          </table:table-cell>
          <table:table-cell table:style-name="ce4" office:value-type="float" office:value="108351739.267813" calcext:value-type="float">
            <text:p>108351739.267813</text:p>
          </table:table-cell>
          <table:table-cell table:style-name="ce4" office:value-type="float" office:value="100950596.871222" calcext:value-type="float">
            <text:p>100950596.871222</text:p>
          </table:table-cell>
          <table:table-cell table:style-name="ce4" office:value-type="float" office:value="107303586.558612" calcext:value-type="float">
            <text:p>107303586.558612</text:p>
          </table:table-cell>
          <table:table-cell table:style-name="ce4" office:value-type="float" office:value="115089243.09092" calcext:value-type="float">
            <text:p>115089243.09092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47]-[.B48])/[.B47])*100" office:value-type="float" office:value="8.16136154508742" calcext:value-type="float">
            <text:p>8.16</text:p>
          </table:table-cell>
          <table:table-cell table:style-name="ce11" table:formula="of:=(([.C47]-[.C48])/[.C47])*100" office:value-type="float" office:value="7.53723037947344" calcext:value-type="float">
            <text:p>7.54</text:p>
          </table:table-cell>
          <table:table-cell table:style-name="ce11" table:formula="of:=(([.D47]-[.D48])/[.D47])*100" office:value-type="float" office:value="5.2549894003814" calcext:value-type="float">
            <text:p>5.25</text:p>
          </table:table-cell>
          <table:table-cell table:style-name="ce11" table:formula="of:=(([.E47]-[.E48])/[.E47])*100" office:value-type="float" office:value="13.8549513822604" calcext:value-type="float">
            <text:p>13.85</text:p>
          </table:table-cell>
          <table:table-cell table:style-name="ce11" table:formula="of:=(([.F47]-[.F48])/[.F47])*100" office:value-type="float" office:value="5.31902378864197" calcext:value-type="float">
            <text:p>5.32</text:p>
          </table:table-cell>
          <table:table-cell table:style-name="ce11" table:formula="of:=(([.G47]-[.G48])/[.G47])*100" office:value-type="float" office:value="0.130728725635483" calcext:value-type="float">
            <text:p>0.13</text:p>
          </table:table-cell>
          <table:table-cell table:style-name="ce11"/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1398871.805237" calcext:value-type="float">
            <text:p>111398871.805237</text:p>
          </table:table-cell>
          <table:table-cell table:style-name="ce4" office:value-type="float" office:value="113903311.554734" calcext:value-type="float">
            <text:p>113903311.554734</text:p>
          </table:table-cell>
          <table:table-cell table:style-name="ce4" office:value-type="float" office:value="116810166.888931" calcext:value-type="float">
            <text:p>116810166.888931</text:p>
          </table:table-cell>
          <table:table-cell table:style-name="ce4" office:value-type="float" office:value="111747577.536426" calcext:value-type="float">
            <text:p>111747577.536426</text:p>
          </table:table-cell>
          <table:table-cell table:style-name="ce4" office:value-type="float" office:value="116428446.00773" calcext:value-type="float">
            <text:p>116428446.00773</text:p>
          </table:table-cell>
          <table:table-cell table:style-name="ce4" office:value-type="float" office:value="115484546.457042" calcext:value-type="float">
            <text:p>115484546.45704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570861.482116" calcext:value-type="float">
            <text:p>106570861.482116</text:p>
          </table:table-cell>
          <table:table-cell table:style-name="ce4" office:value-type="float" office:value="107885547.753798" calcext:value-type="float">
            <text:p>107885547.753798</text:p>
          </table:table-cell>
          <table:table-cell table:style-name="ce4" office:value-type="float" office:value="108326268.899277" calcext:value-type="float">
            <text:p>108326268.899277</text:p>
          </table:table-cell>
          <table:table-cell table:style-name="ce4" office:value-type="float" office:value="104184585.678232" calcext:value-type="float">
            <text:p>104184585.678232</text:p>
          </table:table-cell>
          <table:table-cell table:style-name="ce4" office:value-type="float" office:value="107961704.618981" calcext:value-type="float">
            <text:p>107961704.618981</text:p>
          </table:table-cell>
          <table:table-cell table:style-name="ce4" office:value-type="float" office:value="114280624.461161" calcext:value-type="float">
            <text:p>114280624.46116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53]-[.B54])/[.B53])*100" office:value-type="float" office:value="4.33398493618678" calcext:value-type="float">
            <text:p>4.33</text:p>
          </table:table-cell>
          <table:table-cell table:style-name="ce11" table:formula="of:=(([.C53]-[.C54])/[.C53])*100" office:value-type="float" office:value="5.283221109901" calcext:value-type="float">
            <text:p>5.28</text:p>
          </table:table-cell>
          <table:table-cell table:style-name="ce11" table:formula="of:=(([.D53]-[.D54])/[.D53])*100" office:value-type="float" office:value="7.26297908444983" calcext:value-type="float">
            <text:p>7.26</text:p>
          </table:table-cell>
          <table:table-cell table:style-name="ce11" table:formula="of:=(([.E53]-[.E54])/[.E53])*100" office:value-type="float" office:value="6.76792466103233" calcext:value-type="float">
            <text:p>6.77</text:p>
          </table:table-cell>
          <table:table-cell table:style-name="ce11" table:formula="of:=(([.F53]-[.F54])/[.F53])*100" office:value-type="float" office:value="7.27205565226463" calcext:value-type="float">
            <text:p>7.27</text:p>
          </table:table-cell>
          <table:table-cell table:style-name="ce11" table:formula="of:=(([.G53]-[.G54])/[.G53])*100" office:value-type="float" office:value="1.04249618915794" calcext:value-type="float">
            <text:p>1.0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3654703.841969" calcext:value-type="float">
            <text:p>113654703.841969</text:p>
          </table:table-cell>
          <table:table-cell table:style-name="ce4" office:value-type="float" office:value="22971849.4359275" calcext:value-type="float">
            <text:p>22971849.4359275</text:p>
          </table:table-cell>
          <table:table-cell table:style-name="ce4" office:value-type="float" office:value="116866927.499211" calcext:value-type="float">
            <text:p>116866927.499211</text:p>
          </table:table-cell>
          <table:table-cell table:style-name="ce4" office:value-type="float" office:value="114022944.833731" calcext:value-type="float">
            <text:p>114022944.833731</text:p>
          </table:table-cell>
          <table:table-cell table:style-name="ce4" office:value-type="float" office:value="22832149.2409386" calcext:value-type="float">
            <text:p>22832149.2409386</text:p>
          </table:table-cell>
          <table:table-cell table:style-name="ce4" office:value-type="float" office:value="116070351.176367" calcext:value-type="float">
            <text:p>116070351.1763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8632301.184929" calcext:value-type="float">
            <text:p>108632301.184929</text:p>
          </table:table-cell>
          <table:table-cell table:style-name="ce4" office:value-type="float" office:value="21400860.606629" calcext:value-type="float">
            <text:p>21400860.606629</text:p>
          </table:table-cell>
          <table:table-cell table:style-name="ce4" office:value-type="float" office:value="107492807.249126" calcext:value-type="float">
            <text:p>107492807.249126</text:p>
          </table:table-cell>
          <table:table-cell table:style-name="ce4" office:value-type="float" office:value="104393010.823223" calcext:value-type="float">
            <text:p>104393010.823223</text:p>
          </table:table-cell>
          <table:table-cell table:style-name="ce4" office:value-type="float" office:value="21346365.0917214" calcext:value-type="float">
            <text:p>21346365.0917214</text:p>
          </table:table-cell>
          <table:table-cell table:style-name="ce4" office:value-type="float" office:value="113724744.595252" calcext:value-type="float">
            <text:p>113724744.595252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59]-[.B60])/[.B59])*100" office:value-type="float" office:value="4.41900113876799" calcext:value-type="float">
            <text:p>4.42</text:p>
          </table:table-cell>
          <table:table-cell table:style-name="ce11" table:formula="of:=(([.C59]-[.C60])/[.C59])*100" office:value-type="float" office:value="6.8387564252511" calcext:value-type="float">
            <text:p>6.84</text:p>
          </table:table-cell>
          <table:table-cell table:style-name="ce11" table:formula="of:=(([.D59]-[.D60])/[.D59])*100" office:value-type="float" office:value="8.02119166703367" calcext:value-type="float">
            <text:p>8.02</text:p>
          </table:table-cell>
          <table:table-cell table:style-name="ce11" table:formula="of:=(([.E59]-[.E60])/[.E59])*100" office:value-type="float" office:value="8.44561068349044" calcext:value-type="float">
            <text:p>8.45</text:p>
          </table:table-cell>
          <table:table-cell table:style-name="ce11" table:formula="of:=(([.F59]-[.F60])/[.F59])*100" office:value-type="float" office:value="6.50742132743751" calcext:value-type="float">
            <text:p>6.51</text:p>
          </table:table-cell>
          <table:table-cell table:style-name="ce11" table:formula="of:=(([.G59]-[.G60])/[.G59])*100" office:value-type="float" office:value="2.0208490431384" calcext:value-type="float">
            <text:p>2.02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46];[.B52];[.B58])" office:value-type="float" office:value="99" calcext:value-type="float">
            <text:p>99.00</text:p>
          </table:table-cell>
          <table:table-cell table:style-name="ce15" table:formula="of:=AVERAGE([.C46];[.C52];[.C58])" office:value-type="float" office:value="25" calcext:value-type="float">
            <text:p>25.00</text:p>
          </table:table-cell>
          <table:table-cell table:style-name="ce15" table:formula="of:=AVERAGE([.D46];[.D52];[.D58])" office:value-type="float" office:value="83.6666666666667" calcext:value-type="float">
            <text:p>83.67</text:p>
          </table:table-cell>
          <table:table-cell table:style-name="ce15" table:formula="of:=AVERAGE([.E46];[.E52];[.E58])" office:value-type="float" office:value="31" calcext:value-type="float">
            <text:p>31.00</text:p>
          </table:table-cell>
          <table:table-cell table:style-name="ce15" table:formula="of:=AVERAGE([.F46];[.F52];[.F58])" office:value-type="float" office:value="26.3333333333333" calcext:value-type="float">
            <text:p>26.33</text:p>
          </table:table-cell>
          <table:table-cell table:style-name="ce15" table:formula="of:=AVERAGE([.G46];[.G52];[.G58])" office:value-type="float" office:value="85.3333333333333" calcext:value-type="float">
            <text:p>85.33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48];[.B54];[.B60])" office:value-type="float" office:value="106959444.425099" calcext:value-type="float">
            <text:p>106959444.425099</text:p>
          </table:table-cell>
          <table:table-cell table:style-name="ce8" table:formula="of:=AVERAGE([.C48];[.C54];[.C60])" office:value-type="float" office:value="79011465.3682487" calcext:value-type="float">
            <text:p>79011465.3682487</text:p>
          </table:table-cell>
          <table:table-cell table:style-name="ce8" table:formula="of:=AVERAGE([.D48];[.D54];[.D60])" office:value-type="float" office:value="108056938.472072" calcext:value-type="float">
            <text:p>108056938.472072</text:p>
          </table:table-cell>
          <table:table-cell table:style-name="ce8" table:formula="of:=AVERAGE([.E48];[.E54];[.E60])" office:value-type="float" office:value="103176064.457559" calcext:value-type="float">
            <text:p>103176064.457559</text:p>
          </table:table-cell>
          <table:table-cell table:style-name="ce8" table:formula="of:=AVERAGE([.F48];[.F54];[.F60])" office:value-type="float" office:value="78870552.0897715" calcext:value-type="float">
            <text:p>78870552.0897715</text:p>
          </table:table-cell>
          <table:table-cell table:style-name="ce8" table:formula="of:=AVERAGE([.G48];[.G54];[.G60])" office:value-type="float" office:value="114364870.715778" calcext:value-type="float">
            <text:p>114364870.715778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49];[.B55];[.B61])" office:value-type="float" office:value="5.6381158733474" calcext:value-type="float">
            <text:p>5.6381158733474</text:p>
          </table:table-cell>
          <table:table-cell table:style-name="ce8" table:formula="of:=AVERAGE([.C49];[.C55];[.C61])" office:value-type="float" office:value="6.55306930487518" calcext:value-type="float">
            <text:p>6.55306930487518</text:p>
          </table:table-cell>
          <table:table-cell table:style-name="ce8" table:formula="of:=AVERAGE([.D49];[.D55];[.D61])" office:value-type="float" office:value="6.8463867172883" calcext:value-type="float">
            <text:p>6.8463867172883</text:p>
          </table:table-cell>
          <table:table-cell table:style-name="ce8" table:formula="of:=AVERAGE([.E49];[.E55];[.E61])" office:value-type="float" office:value="9.68949557559439" calcext:value-type="float">
            <text:p>9.68949557559439</text:p>
          </table:table-cell>
          <table:table-cell table:style-name="ce8" table:formula="of:=AVERAGE([.F49];[.F55];[.F61])" office:value-type="float" office:value="6.36616692278137" calcext:value-type="float">
            <text:p>6.36616692278137</text:p>
          </table:table-cell>
          <table:table-cell table:style-name="ce8" table:formula="of:=AVERAGE([.G49];[.G55];[.G61])" office:value-type="float" office:value="1.06469131931061" calcext:value-type="float">
            <text:p>1.06469131931061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Median Best</text:p>
          </table:table-cell>
          <table:table-cell table:style-name="ce10" table:formula="of:=MEDIAN([.B48];[.B54];[.B60])" office:value-type="float" office:value="106570861.482116" calcext:value-type="float">
            <text:p>106570861.482116</text:p>
          </table:table-cell>
          <table:table-cell table:style-name="ce10" table:formula="of:=MEDIAN([.C48];[.C54];[.C60])" office:value-type="float" office:value="107747987.744319" calcext:value-type="float">
            <text:p>107747987.744319</text:p>
          </table:table-cell>
          <table:table-cell table:style-name="ce10" table:formula="of:=MEDIAN([.D48];[.D54];[.D60])" office:value-type="float" office:value="108326268.899277" calcext:value-type="float">
            <text:p>108326268.899277</text:p>
          </table:table-cell>
          <table:table-cell table:style-name="ce10" table:formula="of:=MEDIAN([.E48];[.E54];[.E60])" office:value-type="float" office:value="104184585.678232" calcext:value-type="float">
            <text:p>104184585.678232</text:p>
          </table:table-cell>
          <table:table-cell table:style-name="ce10" table:formula="of:=MEDIAN([.F48];[.F54];[.F60])" office:value-type="float" office:value="107303586.558612" calcext:value-type="float">
            <text:p>107303586.558612</text:p>
          </table:table-cell>
          <table:table-cell table:style-name="ce10" table:formula="of:=MEDIAN([.G48];[.G54];[.G60])" office:value-type="float" office:value="114280624.461161" calcext:value-type="float">
            <text:p>114280624.46116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utation 0.5</text:p>
          </table:table-cell>
          <table:table-cell table:style-name="ce3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3" calcext:value-type="float">
            <text:p>273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3970633.414167" calcext:value-type="float">
            <text:p>113970633.414167</text:p>
          </table:table-cell>
          <table:table-cell table:style-name="ce4" office:value-type="float" office:value="113442292.31619" calcext:value-type="float">
            <text:p>113442292.31619</text:p>
          </table:table-cell>
          <table:table-cell table:style-name="ce4" office:value-type="float" office:value="114166237.664725" calcext:value-type="float">
            <text:p>114166237.664725</text:p>
          </table:table-cell>
          <table:table-cell table:style-name="ce4" office:value-type="float" office:value="109289219.809372" calcext:value-type="float">
            <text:p>109289219.809372</text:p>
          </table:table-cell>
          <table:table-cell table:style-name="ce4" office:value-type="float" office:value="114276450.407066" calcext:value-type="float">
            <text:p>114276450.407066</text:p>
          </table:table-cell>
          <table:table-cell table:style-name="ce5" office:value-type="float" office:value="115230394.572174" calcext:value-type="float">
            <text:p>115230394.572174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241552.768082" calcext:value-type="float">
            <text:p>106241552.768082</text:p>
          </table:table-cell>
          <table:table-cell table:style-name="ce4" office:value-type="float" office:value="106803864.79676" calcext:value-type="float">
            <text:p>106803864.79676</text:p>
          </table:table-cell>
          <table:table-cell table:style-name="ce4" office:value-type="float" office:value="108556695.855587" calcext:value-type="float">
            <text:p>108556695.855587</text:p>
          </table:table-cell>
          <table:table-cell table:style-name="ce4" office:value-type="float" office:value="104779276.787249" calcext:value-type="float">
            <text:p>104779276.787249</text:p>
          </table:table-cell>
          <table:table-cell table:style-name="ce4" office:value-type="float" office:value="107392236.8151" calcext:value-type="float">
            <text:p>107392236.8151</text:p>
          </table:table-cell>
          <table:table-cell table:style-name="ce4" office:value-type="float" office:value="110822975.262828" calcext:value-type="float">
            <text:p>110822975.262828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69]-[.B70])/[.B69])*100" office:value-type="float" office:value="6.78164226568583" calcext:value-type="float">
            <text:p>6.78</text:p>
          </table:table-cell>
          <table:table-cell table:style-name="ce11" table:formula="of:=(([.C69]-[.C70])/[.C69])*100" office:value-type="float" office:value="5.85181009999972" calcext:value-type="float">
            <text:p>5.85</text:p>
          </table:table-cell>
          <table:table-cell table:style-name="ce11" table:formula="of:=(([.D69]-[.D70])/[.D69])*100" office:value-type="float" office:value="4.91348574139028" calcext:value-type="float">
            <text:p>4.91</text:p>
          </table:table-cell>
          <table:table-cell table:style-name="ce11" table:formula="of:=(([.E69]-[.E70])/[.E69])*100" office:value-type="float" office:value="4.12661288093142" calcext:value-type="float">
            <text:p>4.13</text:p>
          </table:table-cell>
          <table:table-cell table:style-name="ce11" table:formula="of:=(([.F69]-[.F70])/[.F69])*100" office:value-type="float" office:value="6.02417520621583" calcext:value-type="float">
            <text:p>6.02</text:p>
          </table:table-cell>
          <table:table-cell table:style-name="ce11" table:formula="of:=(([.G69]-[.G70])/[.G69])*100" office:value-type="float" office:value="3.82487565516876" calcext:value-type="float">
            <text:p>3.82</text:p>
          </table:table-cell>
          <table:table-cell table:style-name="ce11"/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4291005.178474" calcext:value-type="float">
            <text:p>114291005.178474</text:p>
          </table:table-cell>
          <table:table-cell table:style-name="ce4" office:value-type="float" office:value="112105558.789969" calcext:value-type="float">
            <text:p>112105558.789969</text:p>
          </table:table-cell>
          <table:table-cell table:style-name="ce4" office:value-type="float" office:value="112315611.694235" calcext:value-type="float">
            <text:p>112315611.694235</text:p>
          </table:table-cell>
          <table:table-cell table:style-name="ce4" office:value-type="float" office:value="114447776.672505" calcext:value-type="float">
            <text:p>114447776.672505</text:p>
          </table:table-cell>
          <table:table-cell table:style-name="ce4" office:value-type="float" office:value="114253823.254095" calcext:value-type="float">
            <text:p>114253823.254095</text:p>
          </table:table-cell>
          <table:table-cell table:style-name="ce4" office:value-type="float" office:value="113124556.081004" calcext:value-type="float">
            <text:p>113124556.081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515862.658535" calcext:value-type="float">
            <text:p>107515862.658535</text:p>
          </table:table-cell>
          <table:table-cell table:style-name="ce4" office:value-type="float" office:value="104168090.907383" calcext:value-type="float">
            <text:p>104168090.907383</text:p>
          </table:table-cell>
          <table:table-cell table:style-name="ce4" office:value-type="float" office:value="106944361.521959" calcext:value-type="float">
            <text:p>106944361.521959</text:p>
          </table:table-cell>
          <table:table-cell table:style-name="ce4" office:value-type="float" office:value="106114597.773321" calcext:value-type="float">
            <text:p>106114597.773321</text:p>
          </table:table-cell>
          <table:table-cell table:style-name="ce4" office:value-type="float" office:value="107494240.369522" calcext:value-type="float">
            <text:p>107494240.369522</text:p>
          </table:table-cell>
          <table:table-cell table:style-name="ce4" office:value-type="float" office:value="112336034.699318" calcext:value-type="float">
            <text:p>112336034.699318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75]-[.B76])/[.B75])*100" office:value-type="float" office:value="5.92797526748417" calcext:value-type="float">
            <text:p>5.93</text:p>
          </table:table-cell>
          <table:table-cell table:style-name="ce11" table:formula="of:=(([.C75]-[.C76])/[.C75])*100" office:value-type="float" office:value="7.08035174014603" calcext:value-type="float">
            <text:p>7.08</text:p>
          </table:table-cell>
          <table:table-cell table:style-name="ce11" table:formula="of:=(([.D75]-[.D76])/[.D75])*100" office:value-type="float" office:value="4.78228279332933" calcext:value-type="float">
            <text:p>4.78</text:p>
          </table:table-cell>
          <table:table-cell table:style-name="ce11" table:formula="of:=(([.E75]-[.E76])/[.E75])*100" office:value-type="float" office:value="7.28120645194322" calcext:value-type="float">
            <text:p>7.28</text:p>
          </table:table-cell>
          <table:table-cell table:style-name="ce11" table:formula="of:=(([.F75]-[.F76])/[.F75])*100" office:value-type="float" office:value="5.91628594304456" calcext:value-type="float">
            <text:p>5.92</text:p>
          </table:table-cell>
          <table:table-cell table:style-name="ce11" table:formula="of:=(([.G75]-[.G76])/[.G75])*100" office:value-type="float" office:value="0.697038210803107" calcext:value-type="float">
            <text:p>0.7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09312707.974435" calcext:value-type="float">
            <text:p>109312707.974435</text:p>
          </table:table-cell>
          <table:table-cell table:style-name="ce4" office:value-type="float" office:value="111652304.929493" calcext:value-type="float">
            <text:p>111652304.929493</text:p>
          </table:table-cell>
          <table:table-cell table:style-name="ce4" office:value-type="float" office:value="113760761.396243" calcext:value-type="float">
            <text:p>113760761.396243</text:p>
          </table:table-cell>
          <table:table-cell table:style-name="ce4" office:value-type="float" office:value="112802627.989978" calcext:value-type="float">
            <text:p>112802627.989978</text:p>
          </table:table-cell>
          <table:table-cell table:style-name="ce4" office:value-type="float" office:value="113167000.645199" calcext:value-type="float">
            <text:p>113167000.645199</text:p>
          </table:table-cell>
          <table:table-cell table:style-name="ce4" office:value-type="float" office:value="115135813.657282" calcext:value-type="float">
            <text:p>115135813.65728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306455.394475" calcext:value-type="float">
            <text:p>107306455.394475</text:p>
          </table:table-cell>
          <table:table-cell table:style-name="ce4" office:value-type="float" office:value="108282576.310769" calcext:value-type="float">
            <text:p>108282576.310769</text:p>
          </table:table-cell>
          <table:table-cell table:style-name="ce4" office:value-type="float" office:value="106255939.668749" calcext:value-type="float">
            <text:p>106255939.668749</text:p>
          </table:table-cell>
          <table:table-cell table:style-name="ce4" office:value-type="float" office:value="103665766.975993" calcext:value-type="float">
            <text:p>103665766.975993</text:p>
          </table:table-cell>
          <table:table-cell table:style-name="ce4" office:value-type="float" office:value="107469871.691999" calcext:value-type="float">
            <text:p>107469871.691999</text:p>
          </table:table-cell>
          <table:table-cell table:style-name="ce4" office:value-type="float" office:value="107703023.555054" calcext:value-type="float">
            <text:p>107703023.555054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81]-[.B82])/[.B81])*100" office:value-type="float" office:value="1.83533334516716" calcext:value-type="float">
            <text:p>1.84</text:p>
          </table:table-cell>
          <table:table-cell table:style-name="ce11" table:formula="of:=(([.C81]-[.C82])/[.C81])*100" office:value-type="float" office:value="3.01805557964247" calcext:value-type="float">
            <text:p>3.02</text:p>
          </table:table-cell>
          <table:table-cell table:style-name="ce11" table:formula="of:=(([.D81]-[.D82])/[.D81])*100" office:value-type="float" office:value="6.59702135902006" calcext:value-type="float">
            <text:p>6.60</text:p>
          </table:table-cell>
          <table:table-cell table:style-name="ce11" table:formula="of:=(([.E81]-[.E82])/[.E81])*100" office:value-type="float" office:value="8.09986538150225" calcext:value-type="float">
            <text:p>8.10</text:p>
          </table:table-cell>
          <table:table-cell table:style-name="ce11" table:formula="of:=(([.F81]-[.F82])/[.F81])*100" office:value-type="float" office:value="5.03426698659411" calcext:value-type="float">
            <text:p>5.03</text:p>
          </table:table-cell>
          <table:table-cell table:style-name="ce11" table:formula="of:=(([.G81]-[.G82])/[.G81])*100" office:value-type="float" office:value="6.45567166820287" calcext:value-type="float">
            <text:p>6.46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68];[.B74];[.B80])" office:value-type="float" office:value="238" calcext:value-type="float">
            <text:p>238.00</text:p>
          </table:table-cell>
          <table:table-cell table:style-name="ce15" table:formula="of:=AVERAGE([.C68];[.C74];[.C80])" office:value-type="float" office:value="80.3333333333333" calcext:value-type="float">
            <text:p>80.33</text:p>
          </table:table-cell>
          <table:table-cell table:style-name="ce15" table:formula="of:=AVERAGE([.D68];[.D74];[.D80])" office:value-type="float" office:value="252.666666666667" calcext:value-type="float">
            <text:p>252.67</text:p>
          </table:table-cell>
          <table:table-cell table:style-name="ce15" table:formula="of:=AVERAGE([.E68];[.E74];[.E80])" office:value-type="float" office:value="94.3333333333333" calcext:value-type="float">
            <text:p>94.33</text:p>
          </table:table-cell>
          <table:table-cell table:style-name="ce15" table:formula="of:=AVERAGE([.F68];[.F74];[.F80])" office:value-type="float" office:value="96" calcext:value-type="float">
            <text:p>96.00</text:p>
          </table:table-cell>
          <table:table-cell table:style-name="ce15" table:formula="of:=AVERAGE([.G68];[.G74];[.G80])" office:value-type="float" office:value="272" calcext:value-type="float">
            <text:p>272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70];[.B76];[.B82])" office:value-type="float" office:value="107021290.273697" calcext:value-type="float">
            <text:p>107021290.273697</text:p>
          </table:table-cell>
          <table:table-cell table:style-name="ce8" table:formula="of:=AVERAGE([.C70];[.C76];[.C82])" office:value-type="float" office:value="106418177.338304" calcext:value-type="float">
            <text:p>106418177.338304</text:p>
          </table:table-cell>
          <table:table-cell table:style-name="ce8" table:formula="of:=AVERAGE([.D70];[.D76];[.D82])" office:value-type="float" office:value="107252332.348765" calcext:value-type="float">
            <text:p>107252332.348765</text:p>
          </table:table-cell>
          <table:table-cell table:style-name="ce8" table:formula="of:=AVERAGE([.E70];[.E76];[.E82])" office:value-type="float" office:value="104853213.845521" calcext:value-type="float">
            <text:p>104853213.845521</text:p>
          </table:table-cell>
          <table:table-cell table:style-name="ce8" table:formula="of:=AVERAGE([.F70];[.F76];[.F82])" office:value-type="float" office:value="107452116.292207" calcext:value-type="float">
            <text:p>107452116.292207</text:p>
          </table:table-cell>
          <table:table-cell table:style-name="ce8" table:formula="of:=AVERAGE([.G70];[.G76];[.G82])" office:value-type="float" office:value="110287344.505733" calcext:value-type="float">
            <text:p>110287344.505733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71];[.B77];[.B83])" office:value-type="float" office:value="4.84831695944572" calcext:value-type="float">
            <text:p>4.84831695944572</text:p>
          </table:table-cell>
          <table:table-cell table:style-name="ce8" table:formula="of:=AVERAGE([.C71];[.C77];[.C83])" office:value-type="float" office:value="5.31673913992941" calcext:value-type="float">
            <text:p>5.31673913992941</text:p>
          </table:table-cell>
          <table:table-cell table:style-name="ce8" table:formula="of:=AVERAGE([.D71];[.D77];[.D83])" office:value-type="float" office:value="5.43092996457989" calcext:value-type="float">
            <text:p>5.43092996457989</text:p>
          </table:table-cell>
          <table:table-cell table:style-name="ce8" table:formula="of:=AVERAGE([.E71];[.E77];[.E83])" office:value-type="float" office:value="6.50256157145896" calcext:value-type="float">
            <text:p>6.50256157145896</text:p>
          </table:table-cell>
          <table:table-cell table:style-name="ce8" table:formula="of:=AVERAGE([.F71];[.F77];[.F83])" office:value-type="float" office:value="5.6582427119515" calcext:value-type="float">
            <text:p>5.6582427119515</text:p>
          </table:table-cell>
          <table:table-cell table:style-name="ce8" table:formula="of:=AVERAGE([.G71];[.G77];[.G83])" office:value-type="float" office:value="3.65919517805825" calcext:value-type="float">
            <text:p>3.65919517805825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Median Best</text:p>
          </table:table-cell>
          <table:table-cell table:style-name="ce10" table:formula="of:=MEDIAN([.B70];[.B76];[.B82])" office:value-type="float" office:value="107306455.394475" calcext:value-type="float">
            <text:p>107306455.394475</text:p>
          </table:table-cell>
          <table:table-cell table:style-name="ce10" table:formula="of:=MEDIAN([.C70];[.C76];[.C82])" office:value-type="float" office:value="106803864.79676" calcext:value-type="float">
            <text:p>106803864.79676</text:p>
          </table:table-cell>
          <table:table-cell table:style-name="ce10" table:formula="of:=MEDIAN([.D70];[.D76];[.D82])" office:value-type="float" office:value="106944361.521959" calcext:value-type="float">
            <text:p>106944361.521959</text:p>
          </table:table-cell>
          <table:table-cell table:style-name="ce10" table:formula="of:=MEDIAN([.E70];[.E76];[.E82])" office:value-type="float" office:value="104779276.787249" calcext:value-type="float">
            <text:p>104779276.787249</text:p>
          </table:table-cell>
          <table:table-cell table:style-name="ce10" table:formula="of:=MEDIAN([.F70];[.F76];[.F82])" office:value-type="float" office:value="107469871.691999" calcext:value-type="float">
            <text:p>107469871.691999</text:p>
          </table:table-cell>
          <table:table-cell table:style-name="ce10" table:formula="of:=MEDIAN([.G70];[.G76];[.G82])" office:value-type="float" office:value="110822975.262828" calcext:value-type="float">
            <text:p>110822975.262828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Wors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MIN([.B4:.G4];[.B10:.G10];[.B16:.G16];[.B26:.G26];[.B32:.G32];[.B38:.G38];[.B48:.G48];[.B54:.G54];[.B60:.G60];[.B70:.G70];[.B76:.G76];[.B82:.G82])" office:value-type="float" office:value="21346365.0917214" calcext:value-type="float">
            <text:p>21346365.0917214</text:p>
          </table:table-cell>
          <table:table-cell table:formula="of:=MAX([.B4:.G4];[.B10:.G10];[.B16:.G16];[.B26:.G26];[.B32:.G32];[.B38:.G38];[.B48:.G48];[.B54:.G54];[.B60:.G60];[.B70:.G70];[.B76:.G76];[.B82:.G82])" office:value-type="float" office:value="115089243.09092" calcext:value-type="float">
            <text:p>115089243.09092</text:p>
          </table:table-cell>
          <table:table-cell table:number-columns-repeated="12"/>
        </table:table-row>
        <table:table-row table:style-name="ro1" table:number-rows-repeated="104848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28:14.163619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9:51:35.051617665</meta:creation-date>
    <meta:generator>LibreOffice/6.0.6.2$Linux_X86_64 LibreOffice_project/00m0$Build-2</meta:generator>
    <dc:date>2018-10-23T16:31:33.214133119</dc:date>
    <meta:editing-duration>PT1H41M9S</meta:editing-duration>
    <meta:editing-cycles>43</meta:editing-cycles>
    <meta:document-statistic meta:table-count="1" meta:cell-count="5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68cm" svg:height="10.865cm" xlink:href=".." xlink:type="simple" chart:class="chart:bar" chart:style-name="ch1">
        <chart:title svg:x="7.288cm" svg:y="0.353cm" chart:style-name="ch2">
          <text:p>Average Run Times With Varying Attributes</text:p>
        </chart:title>
        <chart:legend chart:legend-position="end" svg:x="20.311cm" svg:y="4.386cm" style:legend-expansion="high" chart:style-name="ch3"/>
        <chart:plot-area chart:style-name="ch4" table:cell-range-address="Sheet1.B18:Sheet1.G18 Sheet1.B40:Sheet1.G40 Sheet1.B62:Sheet1.G62 Sheet1.B84:Sheet1.G84" chart:data-source-has-labels="row" svg:x="1.478cm" svg:y="1.349cm" svg:width="18.366cm" svg:height="8.318cm">
          <chartooo:coordinate-region svg:x="2.761cm" svg:y="1.548cm" svg:width="17.083cm" svg:height="7.472cm"/>
          <chart:axis chart:dimension="x" chart:name="primary-x" chart:style-name="ch5">
            <chart:title svg:x="9.625cm" svg:y="9.884cm" chart:style-name="ch6">
              <text:p>Configuration</text:p>
            </chart:title>
          </chart:axis>
          <chart:axis chart:dimension="y" chart:name="primary-y" chart:style-name="ch7">
            <chart:title svg:x="0.451cm" svg:y="6.147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G18" loext:label-string="basic" chart:class="chart:bar">
            <chart:data-point chart:repeated="6"/>
          </chart:series>
          <chart:series chart:style-name="ch11" chart:values-cell-range-address="Sheet1.B40:Sheet1.G40" loext:label-string="population_400" chart:class="chart:bar">
            <chart:data-point chart:repeated="6"/>
          </chart:series>
          <chart:series chart:style-name="ch12" chart:values-cell-range-address="Sheet1.B62:Sheet1.G62" loext:label-string="population_100" chart:class="chart:bar">
            <chart:data-point chart:repeated="6"/>
          </chart:series>
          <chart:series chart:style-name="ch13" chart:values-cell-range-address="Sheet1.B84:Sheet1.G84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3333333333333">
                <text:p>81.3333333333333</text:p>
                <draw:g>
                  <svg:desc>Sheet1.B18:Sheet1.G18</svg:desc>
                </draw:g>
              </table:table-cell>
              <table:table-cell office:value-type="float" office:value="330.333333333333">
                <text:p>330.333333333333</text:p>
                <draw:g>
                  <svg:desc>Sheet1.B40:Sheet1.G40</svg:desc>
                </draw:g>
              </table:table-cell>
              <table:table-cell office:value-type="float" office:value="99">
                <text:p>99</text:p>
                <draw:g>
                  <svg:desc>Sheet1.B62:Sheet1.G62</svg:desc>
                </draw:g>
              </table:table-cell>
              <table:table-cell office:value-type="float" office:value="238">
                <text:p>238</text:p>
                <draw:g>
                  <svg:desc>Sheet1.B84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355.333333333333">
                <text:p>355.33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252.666666666667">
                <text:p>252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95cm" svg:height="13.103cm" xlink:href=".." xlink:type="simple" chart:class="chart:line" chart:style-name="ch1">
        <chart:title svg:x="7.873cm" svg:y="0.398cm" chart:style-name="ch2">
          <text:p>Average Best With Varying Attributes</text:p>
        </chart:title>
        <chart:legend chart:legend-position="end" svg:x="19.649cm" svg:y="5.505cm" style:legend-expansion="high" chart:style-name="ch3"/>
        <chart:plot-area chart:style-name="ch4" table:cell-range-address="Sheet1.B19:Sheet1.G19 Sheet1.B63:Sheet1.G63 Sheet1.B41:Sheet1.G41 Sheet1.B85:Sheet1.G85" chart:data-source-has-labels="row" svg:x="1.476cm" svg:y="1.439cm" svg:width="17.708cm" svg:height="10.421cm">
          <chartooo:coordinate-region svg:x="3.209cm" svg:y="1.638cm" svg:width="15.696cm" svg:height="9.575cm"/>
          <chart:axis chart:dimension="x" chart:name="primary-x" chart:style-name="ch5">
            <chart:title svg:x="9.294cm" svg:y="12.122cm" chart:style-name="ch6">
              <text:p>Configuration</text:p>
            </chart:title>
          </chart:axis>
          <chart:axis chart:dimension="y" chart:name="primary-y" chart:style-name="ch5">
            <chart:title svg:x="0.451cm" svg:y="7.672cm" chart:style-name="ch7">
              <text:p>Average Best</text:p>
            </chart:title>
            <chart:grid chart:style-name="ch8" chart:class="major"/>
          </chart:axis>
          <chart:series chart:style-name="ch9" chart:values-cell-range-address="Sheet1.B19:Sheet1.G19" loext:label-string="basic" chart:class="chart:line">
            <chart:data-point chart:repeated="6"/>
          </chart:series>
          <chart:series chart:style-name="ch10" chart:values-cell-range-address="Sheet1.B63:Sheet1.G63" loext:label-string="population_100" chart:class="chart:line">
            <chart:data-point chart:repeated="6"/>
          </chart:series>
          <chart:series chart:style-name="ch11" chart:values-cell-range-address="Sheet1.B41:Sheet1.G41" loext:label-string="population_400" chart:class="chart:line">
            <chart:data-point chart:repeated="6"/>
          </chart:series>
          <chart:series chart:style-name="ch12" chart:values-cell-range-address="Sheet1.B85:Sheet1.G85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100</text:p>
              </table:table-cell>
              <table:table-cell office:value-type="string">
                <text:p>population_4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588433.347787">
                <text:p>107588433.347787</text:p>
                <draw:g>
                  <svg:desc>Sheet1.B19:Sheet1.G19</svg:desc>
                </draw:g>
              </table:table-cell>
              <table:table-cell office:value-type="float" office:value="106959444.425099">
                <text:p>106959444.425099</text:p>
                <draw:g>
                  <svg:desc>Sheet1.B63:Sheet1.G63</svg:desc>
                </draw:g>
              </table:table-cell>
              <table:table-cell office:value-type="float" office:value="105917894.535455">
                <text:p>105917894.535455</text:p>
                <draw:g>
                  <svg:desc>Sheet1.B41:Sheet1.G41</svg:desc>
                </draw:g>
              </table:table-cell>
              <table:table-cell office:value-type="float" office:value="107021290.273697">
                <text:p>107021290.273697</text:p>
                <draw:g>
                  <svg:desc>Sheet1.B85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327635.728854">
                <text:p>106327635.728854</text:p>
              </table:table-cell>
              <table:table-cell office:value-type="float" office:value="79011465.3682487">
                <text:p>79011465.3682487</text:p>
              </table:table-cell>
              <table:table-cell office:value-type="float" office:value="106563909.474297">
                <text:p>106563909.474297</text:p>
              </table:table-cell>
              <table:table-cell office:value-type="float" office:value="106418177.338304">
                <text:p>106418177.33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357918.856503">
                <text:p>106357918.856503</text:p>
              </table:table-cell>
              <table:table-cell office:value-type="float" office:value="108056938.472072">
                <text:p>108056938.472072</text:p>
              </table:table-cell>
              <table:table-cell office:value-type="float" office:value="106089552.825487">
                <text:p>106089552.825487</text:p>
              </table:table-cell>
              <table:table-cell office:value-type="float" office:value="107252332.348765">
                <text:p>107252332.348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751970.020096">
                <text:p>102751970.020096</text:p>
              </table:table-cell>
              <table:table-cell office:value-type="float" office:value="103176064.457559">
                <text:p>103176064.457559</text:p>
              </table:table-cell>
              <table:table-cell office:value-type="float" office:value="103789856.944789">
                <text:p>103789856.944789</text:p>
              </table:table-cell>
              <table:table-cell office:value-type="float" office:value="104853213.845521">
                <text:p>104853213.845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63220.429843">
                <text:p>105063220.429843</text:p>
              </table:table-cell>
              <table:table-cell office:value-type="float" office:value="78870552.0897715">
                <text:p>78870552.0897715</text:p>
              </table:table-cell>
              <table:table-cell office:value-type="float" office:value="106645778.979183">
                <text:p>106645778.979183</text:p>
              </table:table-cell>
              <table:table-cell office:value-type="float" office:value="107452116.292207">
                <text:p>107452116.29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14698.570437">
                <text:p>112514698.570437</text:p>
              </table:table-cell>
              <table:table-cell office:value-type="float" office:value="114364870.715778">
                <text:p>114364870.715778</text:p>
              </table:table-cell>
              <table:table-cell office:value-type="float" office:value="109775719.920115">
                <text:p>109775719.920115</text:p>
              </table:table-cell>
              <table:table-cell office:value-type="float" office:value="110287344.505733">
                <text:p>110287344.505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79cm" svg:height="13.713cm" xlink:href=".." xlink:type="simple" chart:class="chart:line" chart:style-name="ch1">
        <chart:title svg:x="7.568cm" svg:y="0.41cm" chart:style-name="ch2">
          <text:p>Average Improvement With Varying Attributes</text:p>
        </chart:title>
        <chart:legend chart:legend-position="end" svg:x="20.733cm" svg:y="5.81cm" style:legend-expansion="high" chart:style-name="ch3"/>
        <chart:plot-area chart:style-name="ch4" table:cell-range-address="Sheet1.B20:Sheet1.G20 Sheet1.B64:Sheet1.G64 Sheet1.B42:Sheet1.G42 Sheet1.B86:Sheet1.G86" chart:data-source-has-labels="row" svg:x="1.498cm" svg:y="1.463cm" svg:width="18.748cm" svg:height="10.995cm">
          <chartooo:coordinate-region svg:x="1.934cm" svg:y="1.662cm" svg:width="18.033cm" svg:height="10.149cm"/>
          <chart:axis chart:dimension="x" chart:name="primary-x" chart:style-name="ch5">
            <chart:title svg:x="9.836cm" svg:y="12.732cm" chart:style-name="ch6">
              <text:p>Configuration</text:p>
            </chart:title>
          </chart:axis>
          <chart:axis chart:dimension="y" chart:name="primary-y" chart:style-name="ch5">
            <chart:title svg:x="0.451cm" svg:y="8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B20:Sheet1.G20" loext:label-string="basic" chart:class="chart:line">
            <chart:data-point chart:repeated="6"/>
          </chart:series>
          <chart:series chart:style-name="ch10" chart:values-cell-range-address="Sheet1.B64:Sheet1.G64" loext:label-string="population_100" chart:class="chart:line">
            <chart:data-point chart:repeated="6"/>
          </chart:series>
          <chart:series chart:style-name="ch11" chart:values-cell-range-address="Sheet1.B42:Sheet1.G42" loext:label-string="population_400" chart:class="chart:line">
            <chart:data-point chart:repeated="6"/>
          </chart:series>
          <chart:series chart:style-name="ch12" chart:values-cell-range-address="Sheet1.B86:Sheet1.G86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100</text:p>
              </table:table-cell>
              <table:table-cell office:value-type="string">
                <text:p>population_4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6251138572999">
                <text:p>6.86251138572999</text:p>
                <draw:g>
                  <svg:desc>Sheet1.B20:Sheet1.G20</svg:desc>
                </draw:g>
              </table:table-cell>
              <table:table-cell office:value-type="float" office:value="5.6381158733474">
                <text:p>5.6381158733474</text:p>
                <draw:g>
                  <svg:desc>Sheet1.B64:Sheet1.G64</svg:desc>
                </draw:g>
              </table:table-cell>
              <table:table-cell office:value-type="float" office:value="5.60347496028237">
                <text:p>5.60347496028237</text:p>
                <draw:g>
                  <svg:desc>Sheet1.B42:Sheet1.G42</svg:desc>
                </draw:g>
              </table:table-cell>
              <table:table-cell office:value-type="float" office:value="4.84831695944572">
                <text:p>4.84831695944572</text:p>
                <draw:g>
                  <svg:desc>Sheet1.B86:Sheet1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9242242405739">
                <text:p>5.29242242405739</text:p>
              </table:table-cell>
              <table:table-cell office:value-type="float" office:value="6.55306930487518">
                <text:p>6.55306930487518</text:p>
              </table:table-cell>
              <table:table-cell office:value-type="float" office:value="6.234022865688">
                <text:p>6.234022865688</text:p>
              </table:table-cell>
              <table:table-cell office:value-type="float" office:value="5.31673913992941">
                <text:p>5.3167391399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8672482821989">
                <text:p>7.68672482821989</text:p>
              </table:table-cell>
              <table:table-cell office:value-type="float" office:value="6.8463867172883">
                <text:p>6.8463867172883</text:p>
              </table:table-cell>
              <table:table-cell office:value-type="float" office:value="5.99952988761896">
                <text:p>5.99952988761896</text:p>
              </table:table-cell>
              <table:table-cell office:value-type="float" office:value="5.43092996457989">
                <text:p>5.43092996457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1674294827409">
                <text:p>8.61674294827409</text:p>
              </table:table-cell>
              <table:table-cell office:value-type="float" office:value="9.68949557559439">
                <text:p>9.68949557559439</text:p>
              </table:table-cell>
              <table:table-cell office:value-type="float" office:value="8.10386147328854">
                <text:p>8.10386147328854</text:p>
              </table:table-cell>
              <table:table-cell office:value-type="float" office:value="6.50256157145896">
                <text:p>6.50256157145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247107197019">
                <text:p>5.54247107197019</text:p>
              </table:table-cell>
              <table:table-cell office:value-type="float" office:value="6.36616692278137">
                <text:p>6.36616692278137</text:p>
              </table:table-cell>
              <table:table-cell office:value-type="float" office:value="6.0417682288789">
                <text:p>6.0417682288789</text:p>
              </table:table-cell>
              <table:table-cell office:value-type="float" office:value="5.6582427119515">
                <text:p>5.6582427119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06469131931061">
                <text:p>1.06469131931061</text:p>
              </table:table-cell>
              <table:table-cell office:value-type="float" office:value="0">
                <text:p>0</text:p>
              </table:table-cell>
              <table:table-cell office:value-type="float" office:value="3.65919517805825">
                <text:p>3.65919517805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81cm" svg:height="14.333cm" xlink:href=".." xlink:type="simple" chart:class="chart:line" chart:style-name="ch1">
        <chart:title svg:x="9.151cm" svg:y="0.422cm" chart:style-name="ch2">
          <text:p>Median Best With Varying Attibutes</text:p>
        </chart:title>
        <chart:legend chart:legend-position="end" svg:x="21.835cm" svg:y="6.12cm" style:legend-expansion="high" chart:style-name="ch3"/>
        <chart:plot-area chart:style-name="ch4" table:cell-range-address="Sheet1.B21:Sheet1.G21 Sheet1.B43:Sheet1.G43 Sheet1.B65:Sheet1.G65 Sheet1.B87:Sheet1.G87" chart:data-source-has-labels="row" svg:x="1.52cm" svg:y="1.487cm" svg:width="19.806cm" svg:height="11.579cm">
          <chartooo:coordinate-region svg:x="3.438cm" svg:y="1.686cm" svg:width="17.794cm" svg:height="10.733cm"/>
          <chart:axis chart:dimension="x" chart:name="primary-x" chart:style-name="ch5">
            <chart:title svg:x="10.387cm" svg:y="13.352cm" chart:style-name="ch6">
              <text:p>Configuration</text:p>
            </chart:title>
          </chart:axis>
          <chart:axis chart:dimension="y" chart:name="primary-y" chart:style-name="ch5">
            <chart:title svg:x="0.451cm" svg:y="7.876cm" chart:style-name="ch7">
              <text:p>Median</text:p>
            </chart:title>
            <chart:grid chart:style-name="ch8" chart:class="major"/>
          </chart:axis>
          <chart:series chart:style-name="ch9" chart:values-cell-range-address="Sheet1.B21:Sheet1.G21" loext:label-string="basic" chart:class="chart:line">
            <chart:data-point chart:repeated="6"/>
          </chart:series>
          <chart:series chart:style-name="ch10" chart:values-cell-range-address="Sheet1.B43:Sheet1.G43" loext:label-string="population_400" chart:class="chart:line">
            <chart:data-point chart:repeated="6"/>
          </chart:series>
          <chart:series chart:style-name="ch11" chart:values-cell-range-address="Sheet1.B65:Sheet1.G65" loext:label-string="population_100" chart:class="chart:line">
            <chart:data-point chart:repeated="6"/>
          </chart:series>
          <chart:series chart:style-name="ch12" chart:values-cell-range-address="Sheet1.B87:Sheet1.G87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413491.606079">
                <text:p>107413491.606079</text:p>
                <draw:g>
                  <svg:desc>Sheet1.B21:Sheet1.G21</svg:desc>
                </draw:g>
              </table:table-cell>
              <table:table-cell office:value-type="float" office:value="105838523.110438">
                <text:p>105838523.110438</text:p>
                <draw:g>
                  <svg:desc>Sheet1.B43:Sheet1.G43</svg:desc>
                </draw:g>
              </table:table-cell>
              <table:table-cell office:value-type="float" office:value="106570861.482116">
                <text:p>106570861.482116</text:p>
                <draw:g>
                  <svg:desc>Sheet1.B65:Sheet1.G65</svg:desc>
                </draw:g>
              </table:table-cell>
              <table:table-cell office:value-type="float" office:value="107306455.394475">
                <text:p>107306455.394475</text:p>
                <draw:g>
                  <svg:desc>Sheet1.B87:Sheet1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342105.867232">
                <text:p>107342105.867232</text:p>
              </table:table-cell>
              <table:table-cell office:value-type="float" office:value="107031411.344043">
                <text:p>107031411.344043</text:p>
              </table:table-cell>
              <table:table-cell office:value-type="float" office:value="107747987.744319">
                <text:p>107747987.744319</text:p>
              </table:table-cell>
              <table:table-cell office:value-type="float" office:value="106803864.79676">
                <text:p>106803864.79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898711.638493">
                <text:p>105898711.638493</text:p>
              </table:table-cell>
              <table:table-cell office:value-type="float" office:value="105691803.180733">
                <text:p>105691803.180733</text:p>
              </table:table-cell>
              <table:table-cell office:value-type="float" office:value="108326268.899277">
                <text:p>108326268.899277</text:p>
              </table:table-cell>
              <table:table-cell office:value-type="float" office:value="106944361.521959">
                <text:p>106944361.521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238647.451201">
                <text:p>102238647.451201</text:p>
              </table:table-cell>
              <table:table-cell office:value-type="float" office:value="104137750.576252">
                <text:p>104137750.576252</text:p>
              </table:table-cell>
              <table:table-cell office:value-type="float" office:value="104184585.678232">
                <text:p>104184585.678232</text:p>
              </table:table-cell>
              <table:table-cell office:value-type="float" office:value="104779276.787249">
                <text:p>104779276.787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45171.361137">
                <text:p>105745171.361137</text:p>
              </table:table-cell>
              <table:table-cell office:value-type="float" office:value="106582439.399674">
                <text:p>106582439.399674</text:p>
              </table:table-cell>
              <table:table-cell office:value-type="float" office:value="107303586.558612">
                <text:p>107303586.558612</text:p>
              </table:table-cell>
              <table:table-cell office:value-type="float" office:value="107469871.691999">
                <text:p>107469871.69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41458.602853">
                <text:p>113541458.602853</text:p>
              </table:table-cell>
              <table:table-cell office:value-type="float" office:value="111420047.878221">
                <text:p>111420047.878221</text:p>
              </table:table-cell>
              <table:table-cell office:value-type="float" office:value="114280624.461161">
                <text:p>114280624.461161</text:p>
              </table:table-cell>
              <table:table-cell office:value-type="float" office:value="110822975.262828">
                <text:p>110822975.262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